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700000041C8A86CE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9110" officeooo:paragraph-rsid="000d9110"/>
    </style:style>
    <style:style style:name="P2" style:family="paragraph" style:parent-style-name="Standard">
      <style:text-properties officeooo:rsid="001d1898" officeooo:paragraph-rsid="001d1898"/>
    </style:style>
    <style:style style:name="P3" style:family="paragraph" style:parent-style-name="Standard">
      <style:text-properties officeooo:rsid="000d9110" officeooo:paragraph-rsid="000d9110"/>
    </style:style>
    <style:style style:name="P4" style:family="paragraph" style:parent-style-name="Standard">
      <style:text-properties officeooo:rsid="001dbab2" officeooo:paragraph-rsid="001dbab2"/>
    </style:style>
    <style:style style:name="T1" style:family="text">
      <style:text-properties officeooo:rsid="00191d7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<text:span text:style-name="T1">9.11</text:span></text:p>
      <text:p text:style-name="P1"/>
      <text:p text:style-name="P4">/*</text:p>
      <text:p text:style-name="P4"><text:s/>* 11. Array Expander</text:p>
      <text:p text:style-name="P4"><text:s/>*</text:p>
      <text:p text:style-name="P4"><text:s/>* Provides a function that accepts an array and returns a pointer</text:p>
      <text:p text:style-name="P4"><text:s/>* to a new array that is double the size as the provided array.</text:p>
      <text:p text:style-name="P4"><text:s/>* New elements are initialized to zero.</text:p>
      <text:p text:style-name="P4"><text:s/>*/</text:p>
      <text:p text:style-name="P4"></text:p>
      <text:p text:style-name="P4">#include &lt;iostream&gt;</text:p>
      <text:p text:style-name="P4"></text:p>
      <text:p text:style-name="P4">using namespace std;</text:p>
      <text:p text:style-name="P4"></text:p>
      <text:p text:style-name="P4">int *expand(int const *, const int);</text:p>
      <text:p text:style-name="P4">void showArray(int const *, const int);</text:p>
      <text:p text:style-name="P4"></text:p>
      <text:p text:style-name="P4">int main()</text:p>
      <text:p text:style-name="P4">{</text:p>
      <text:p text:style-name="P4"><text:tab/>const int SIZE = 10;</text:p>
      <text:p text:style-name="P4"><text:tab/>int array[SIZE];</text:p>
      <text:p text:style-name="P4"><text:tab/></text:p>
      <text:p text:style-name="P4"><text:tab/>for (int i = 0; i &lt; SIZE; i++)</text:p>
      <text:p text:style-name="P4"><text:tab/>{</text:p>
      <text:p text:style-name="P4"><text:tab/><text:tab/>array[i] = i;</text:p>
      <text:p text:style-name="P4"><text:tab/>}</text:p>
      <text:p text:style-name="P4"><text:tab/></text:p>
      <text:p text:style-name="P4"><text:tab/>showArray(array, SIZE);</text:p>
      <text:p text:style-name="P4"><text:tab/>int *expanded = expand(array, SIZE);</text:p>
      <text:p text:style-name="P4"><text:tab/>showArray(expanded, SIZE * 2);</text:p>
      <text:p text:style-name="P4"><text:tab/></text:p>
      <text:p text:style-name="P4"><text:tab/>delete [] expanded;</text:p>
      <text:p text:style-name="P4"><text:tab/>expanded = nullptr;</text:p>
      <text:p text:style-name="P4"><text:tab/>return 0;</text:p>
      <text:p text:style-name="P4">}</text:p>
      <text:p text:style-name="P4"></text:p>
      <text:p text:style-name="P4">void showArray(int const *arr, const int size)</text:p>
      <text:p text:style-name="P4">{</text:p>
      <text:p text:style-name="P4"><text:tab/>for (int i = 0; i &lt; size; i++)</text:p>
      <text:p text:style-name="P4"><text:tab/>{</text:p>
      <text:p text:style-name="P4"><text:tab/><text:tab/>cout &lt;&lt; arr[i] &lt;&lt; " ";</text:p>
      <text:p text:style-name="P4"><text:tab/>}</text:p>
      <text:p text:style-name="P4"><text:tab/>cout &lt;&lt; endl;</text:p>
      <text:p text:style-name="P4">}</text:p>
      <text:p text:style-name="P4"></text:p>
      <text:p text:style-name="P4">int *expand(int const *arr, const int size)</text:p>
      <text:p text:style-name="P4">{</text:p>
      <text:p text:style-name="P4"><text:soft-page-break/><text:tab/>int expandedSize = size * 2;</text:p>
      <text:p text:style-name="P4"><text:tab/>int *expanded = nullptr;</text:p>
      <text:p text:style-name="P4"><text:tab/>expanded = new int[expandedSize];</text:p>
      <text:p text:style-name="P4"><text:tab/></text:p>
      <text:p text:style-name="P4"><text:tab/>for (int i = 0; i &lt; size; i++)</text:p>
      <text:p text:style-name="P4"><text:tab/>{</text:p>
      <text:p text:style-name="P4"><text:tab/><text:tab/>expanded[i] = arr[i];</text:p>
      <text:p text:style-name="P4"><text:tab/>}</text:p>
      <text:p text:style-name="P4"><text:tab/>for (int i = size; i &lt; expandedSize; i++)</text:p>
      <text:p text:style-name="P4"><text:tab/>{</text:p>
      <text:p text:style-name="P4"><text:tab/><text:tab/>expanded[i] = 0;</text:p>
      <text:p text:style-name="P4"><text:tab/>}</text:p>
      <text:p text:style-name="P4"><text:tab/>return expanded;</text:p>
      <text:p text:style-name="P4">}</text:p>
      <text:p text:style-name="P4"/>
      <text:p text:style-name="P1"/>
      <text:p text:style-name="P1"><draw:frame draw:style-name="fr1" draw:name="Image1" text:anchor-type="paragraph" svg:width="5.4299in" svg:height="0.5075in" draw:z-index="0"><draw:image xlink:href="Pictures/10000000000002B700000041C8A86CE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1:38:21.484846282</meta:creation-date>
    <dc:date>2015-07-15T11:28:39.740720367</dc:date>
    <meta:editing-duration>P0D</meta:editing-duration>
    <meta:editing-cycles>7</meta:editing-cycles>
    <meta:generator>LibreOffice/4.2.6.3$Linux_X86_64 LibreOffice_project/420$Build-3</meta:generator>
    <meta:document-statistic meta:table-count="0" meta:image-count="1" meta:object-count="0" meta:page-count="2" meta:paragraph-count="62" meta:word-count="188" meta:character-count="1037" meta:non-whitespace-character-count="799"/>
  </office:meta>
</office:document-meta>
</file>